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text-properties officeooo:rsid="000ce9c8" officeooo:paragraph-rsid="000ce9c8"/>
    </style:style>
    <style:style style:name="P2" style:family="paragraph" style:parent-style-name="Text_20_body">
      <style:text-properties fo:font-style="normal" officeooo:rsid="001e77c6" officeooo:paragraph-rsid="001e77c6" style:font-style-asian="normal" style:font-style-complex="normal"/>
    </style:style>
    <style:style style:name="P3" style:family="paragraph" style:parent-style-name="Text_20_body">
      <style:text-properties fo:font-style="normal" officeooo:rsid="00200e7f" officeooo:paragraph-rsid="00200e7f" style:font-style-asian="normal" style:font-style-complex="normal"/>
    </style:style>
    <style:style style:name="P4" style:family="paragraph" style:parent-style-name="Text_20_body">
      <style:text-properties fo:font-style="normal" officeooo:rsid="0025d3fb" officeooo:paragraph-rsid="0025d3fb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officeooo:rsid="0016608c" officeooo:paragraph-rsid="0016608c"/>
    </style:style>
    <style:style style:name="P6" style:family="paragraph" style:parent-style-name="Title">
      <style:text-properties officeooo:rsid="000ce9c8" officeooo:paragraph-rsid="000ce9c8"/>
    </style:style>
    <style:style style:name="P7" style:family="paragraph" style:parent-style-name="Title">
      <style:text-properties fo:font-style="italic" officeooo:rsid="001d12fb" officeooo:paragraph-rsid="001d12fb" style:font-style-asian="italic" style:font-style-complex="italic"/>
    </style:style>
    <style:style style:name="P8" style:family="paragraph" style:parent-style-name="Text_20_body">
      <style:text-properties fo:font-style="normal" officeooo:rsid="002de541" officeooo:paragraph-rsid="002de541" style:font-style-asian="normal" style:font-style-complex="normal"/>
    </style:style>
    <style:style style:name="P9" style:family="paragraph" style:parent-style-name="Text_20_body">
      <style:text-properties fo:font-style="normal" officeooo:rsid="002eb04d" officeooo:paragraph-rsid="002eb04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4c70" style:font-style-asian="italic" style:font-style-complex="italic"/>
    </style:style>
    <style:style style:name="T3" style:family="text">
      <style:text-properties officeooo:rsid="000eb646"/>
    </style:style>
    <style:style style:name="T4" style:family="text">
      <style:text-properties officeooo:rsid="00109f7e"/>
    </style:style>
    <style:style style:name="T5" style:family="text">
      <style:text-properties officeooo:rsid="0011867b"/>
    </style:style>
    <style:style style:name="T6" style:family="text">
      <style:text-properties officeooo:rsid="0012a1cc"/>
    </style:style>
    <style:style style:name="T7" style:family="text">
      <style:text-properties officeooo:rsid="00138744"/>
    </style:style>
    <style:style style:name="T8" style:family="text">
      <style:text-properties officeooo:rsid="00139c33"/>
    </style:style>
    <style:style style:name="T9" style:family="text">
      <style:text-properties officeooo:rsid="001437ce"/>
    </style:style>
    <style:style style:name="T10" style:family="text">
      <style:text-properties officeooo:rsid="0015af85"/>
    </style:style>
    <style:style style:name="T11" style:family="text">
      <style:text-properties officeooo:rsid="0015d9b8"/>
    </style:style>
    <style:style style:name="T12" style:family="text">
      <style:text-properties officeooo:rsid="0016439d"/>
    </style:style>
    <style:style style:name="T13" style:family="text">
      <style:text-properties officeooo:rsid="0016dabf"/>
    </style:style>
    <style:style style:name="T14" style:family="text">
      <style:text-properties officeooo:rsid="0017b41e"/>
    </style:style>
    <style:style style:name="T15" style:family="text">
      <style:text-properties style:text-underline-style="none" officeooo:rsid="0017b41e"/>
    </style:style>
    <style:style style:name="T16" style:family="text">
      <style:text-properties style:text-underline-style="none" officeooo:rsid="001b5427"/>
    </style:style>
    <style:style style:name="T17" style:family="text">
      <style:text-properties officeooo:rsid="00217487"/>
    </style:style>
    <style:style style:name="T18" style:family="text">
      <style:text-properties officeooo:rsid="00234fd2"/>
    </style:style>
    <style:style style:name="T19" style:family="text">
      <style:text-properties officeooo:rsid="0024a969"/>
    </style:style>
    <style:style style:name="T20" style:family="text">
      <style:text-properties officeooo:rsid="0026326e"/>
    </style:style>
    <style:style style:name="T21" style:family="text">
      <style:text-properties officeooo:rsid="00283127"/>
    </style:style>
    <style:style style:name="T22" style:family="text">
      <style:text-properties officeooo:rsid="00290a35"/>
    </style:style>
    <style:style style:name="T23" style:family="text">
      <style:text-properties officeooo:rsid="0029cfbd"/>
    </style:style>
    <style:style style:name="T24" style:family="text">
      <style:text-properties officeooo:rsid="002b9b4e"/>
    </style:style>
    <style:style style:name="T25" style:family="text">
      <style:text-properties officeooo:rsid="002c2b0b"/>
    </style:style>
    <style:style style:name="T26" style:family="text">
      <style:text-properties officeooo:rsid="002f4c70"/>
    </style:style>
    <style:style style:name="T27" style:family="text">
      <style:text-properties officeooo:rsid="00308e43"/>
    </style:style>
    <style:style style:name="T28" style:family="text">
      <style:text-properties officeooo:rsid="00317737"/>
    </style:style>
    <style:style style:name="T29" style:family="text">
      <style:text-properties officeooo:rsid="003197fe"/>
    </style:style>
    <style:style style:name="T30" style:family="text">
      <style:text-properties officeooo:rsid="00330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’<text:span text:style-name="T1">aurea mediocritas</text:span></text:p>
      <text:p text:style-name="P1">1)<text:line-break/><text:span text:style-name="T3">vv. 5-8 – si sceglie di vivere in un ambiente che non sia né povero né inutilmente sfarzoso, </text:span><text:span text:style-name="T4">che genererebbe solo invidia;<text:line-break/>vv. 9-1</text:span><text:span text:style-name="T5">2 – chi punta in alto è destinato ad essere ostacolato e colpito;<text:line-break/>vv. </text:span><text:span text:style-name="T6">15-17 – </text:span><text:span text:style-name="T7">anche l’eccesso di freddo in inverno viene poi compensato dal caldo estivo;<text:line-break/></text:span><text:span text:style-name="T8">vv. 18-20 – </text:span><text:span text:style-name="T9">così come apollo </text:span><text:span text:style-name="T10">celebra la poesia</text:span><text:span text:style-name="T9"> e </text:span><text:span text:style-name="T10">scatena </text:span><text:span text:style-name="T9">pestilenze, </text:span><text:span text:style-name="T10">anche l’uomo ha varie sfaccettature;<text:line-break/></text:span><text:span text:style-name="T11">vv. 21-24 – </text:span><text:span text:style-name="T12">bisogna essere forti e grandi, ma ridursi e diminuire le ambizioni quando la situazione è troppo favorevole.</text:span></text:p>
      <text:p text:style-name="P5"/>
      <text:p text:style-name="P5">2)<text:line-break/><text:span text:style-name="T13">a = F; b = </text:span><text:span text:style-name="T14">F; c = </text:span><text:span text:style-name="T15">V; d = </text:span><text:span text:style-name="T16">V</text:span></text:p>
      <text:p text:style-name="P7">Carpe diem</text:p>
      <text:p text:style-name="P2">1)</text:p>
      <text:p text:style-name="P3">2) “<text:span text:style-name="T17">nec temptaris”;<text:line-break/>“</text:span><text:span text:style-name="T18">sapias, liques et resces”;<text:line-break/>“</text:span><text:span text:style-name="T19">carpe”</text:span></text:p>
      <text:p text:style-name="P4">3) <text:span text:style-name="T20">a </text:span><text:span text:style-name="T21">= ; </text:span><text:span text:style-name="T22">b = </text:span><text:span text:style-name="T23">V; c = </text:span><text:span text:style-name="T24">V; d = ; </text:span><text:span text:style-name="T25">e = ;</text:span></text:p>
      <text:p text:style-name="P8">4)</text:p>
      <text:p text:style-name="P9">a – <text:span text:style-name="T26">quem tibi; b – </text:span><text:span text:style-name="T27">seu...seu; c – </text:span><text:span text:style-name="T28">hiernes – sineddoche; </text:span><text:span text:style-name="T29">d – spem longam; e – </text:span><text:span text:style-name="T30">invida</text:span><text:span text:style-name="T29"> – </text:span><text:span text:style-name="T30">aet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6:09:13.375730598</meta:creation-date>
    <dc:date>2021-01-29T07:59:22.372917466</dc:date>
    <meta:editing-duration>PT1H3M32S</meta:editing-duration>
    <meta:editing-cycles>39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41" meta:character-count="756" meta:non-whitespace-character-count="612"/>
  </office:meta>
</office:document-meta>
</file>